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3b35d" style:font-style-asian="italic" style:font-style-complex="italic"/>
    </style:style>
    <style:style style:name="P3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4" style:family="paragraph" style:parent-style-name="Standard">
      <style:paragraph-properties fo:break-before="page"/>
      <style:text-properties officeooo:rsid="00150b9f" officeooo:paragraph-rsid="00150b9f"/>
    </style:style>
    <style:style style:name="P5" style:family="paragraph" style:parent-style-name="Standard">
      <style:text-properties officeooo:rsid="00150b9f" officeooo:paragraph-rsid="00150b9f"/>
    </style:style>
    <style:style style:name="P6" style:family="paragraph" style:parent-style-name="Text_20_body">
      <style:paragraph-properties fo:padding="0.049cm" fo:border="0.06pt solid #d9d9e3"/>
    </style:style>
    <style:style style:name="P7" style:family="paragraph" style:parent-style-name="Text_20_body">
      <style:text-properties officeooo:rsid="00150b9f" officeooo:paragraph-rsid="00150b9f"/>
    </style:style>
    <style:style style:name="P8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51414"/>
    </style:style>
    <style:style style:name="T3" style:family="text">
      <style:text-properties officeooo:rsid="0016f151"/>
    </style:style>
    <style:style style:name="T4" style:family="text">
      <style:text-properties officeooo:rsid="0019d0b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Strong_20_Emphasis"><text:span text:style-name="T1">Pregunta 1:</text:span></text:span> ¿Qué es un paquete RPM en el contexto de sistemas Linux?</text:p>
      <text:p text:style-name="P6"><text:span text:style-name="Strong_20_Emphasis"><text:span text:style-name="T1">Respuesta 1:</text:span></text:span> Un paquete RPM es un archivo que contiene software y metadatos relacionados con su instalación en sistemas Linux basados en RPM, como Red Hat Enterprise Linux y CentOS.</text:p>
      <text:p text:style-name="Horizontal_20_Line"/>
      <text:p text:style-name="P6"><text:span text:style-name="Strong_20_Emphasis"><text:span text:style-name="T1">Pregunta 2:</text:span></text:span> ¿Cuál es la extensión común de los archivos de paquetes RPM?</text:p>
      <text:p text:style-name="P6"><text:span text:style-name="Strong_20_Emphasis"><text:span text:style-name="T1">Respuesta 2:</text:span></text:span> La extensión común de los archivos de paquetes RPM es ".rpm".</text:p>
      <text:p text:style-name="Horizontal_20_Line"/>
      <text:p text:style-name="P6"><text:span text:style-name="Strong_20_Emphasis"><text:span text:style-name="T1">Pregunta 3:</text:span></text:span> ¿Cuál es la utilidad principal de <text:span text:style-name="Source_20_Text"><text:span text:style-name="T1">rpm</text:span></text:span> en la gestión de paquetes RPM?</text:p>
      <text:p text:style-name="P6"><text:span text:style-name="Strong_20_Emphasis"><text:span text:style-name="T1">Respuesta 3:</text:span></text:span> <text:span text:style-name="Source_20_Text"><text:span text:style-name="T1">rpm</text:span></text:span> es una herramienta que se utiliza para instalar, desinstalar y administrar paquetes RPM en sistemas Linux basados en RPM.</text:p>
      <text:p text:style-name="Horizontal_20_Line"/>
      <text:p text:style-name="P6"><text:span text:style-name="Strong_20_Emphasis"><text:span text:style-name="T1">Pregunta 4:</text:span></text:span> ¿Cuál es el comando para instalar un paquete RPM?</text:p>
      <text:p text:style-name="P6"><text:span text:style-name="Strong_20_Emphasis"><text:span text:style-name="T1">Respuesta 4:</text:span></text:span> El comando para instalar un paquete RPM es <text:span text:style-name="Source_20_Text"><text:span text:style-name="T1">rpm -i nombre_paquete.rpm</text:span></text:span>.</text:p>
      <text:p text:style-name="Horizontal_20_Line"/>
      <text:p text:style-name="P6"><text:span text:style-name="Strong_20_Emphasis"><text:span text:style-name="T1">Pregunta 5:</text:span></text:span> ¿Cuál es el comando para listar todos los paquetes instalados en un sistema usando <text:span text:style-name="Source_20_Text"><text:span text:style-name="T1">rpm</text:span></text:span>?</text:p>
      <text:p text:style-name="P6"><text:span text:style-name="Strong_20_Emphasis"><text:span text:style-name="T1">Respuesta 5:</text:span></text:span> El comando para listar todos los paquetes instalados en un sistema usando <text:span text:style-name="Source_20_Text"><text:span text:style-name="T1">rpm</text:span></text:span> es <text:span text:style-name="Source_20_Text"><text:span text:style-name="T1">rpm -qa</text:span></text:span>.</text:p>
      <text:p text:style-name="Horizontal_20_Line"/>
      <text:p text:style-name="P6"><text:span text:style-name="Strong_20_Emphasis"><text:span text:style-name="T1">Pregunta 6:</text:span></text:span> ¿Cuál es el propósito de <text:span text:style-name="Source_20_Text"><text:span text:style-name="T1">yum</text:span></text:span> en sistemas Linux basados en RPM?</text:p>
      <text:p text:style-name="P6"><text:span text:style-name="Strong_20_Emphasis"><text:span text:style-name="T1">Respuesta 6:</text:span></text:span> <text:span text:style-name="Source_20_Text"><text:span text:style-name="T1">yum</text:span></text:span> es un gestor de paquetes que se utiliza para instalar, actualizar y administrar paquetes RPM, incluyendo la resolución de dependencias.</text:p>
      <text:p text:style-name="Horizontal_20_Line"/>
      <text:p text:style-name="P6"><text:span text:style-name="Strong_20_Emphasis"><text:span text:style-name="T1">Pregunta 7:</text:span></text:span> ¿Cuál es el comando para buscar paquetes disponibles en los repositorios usando <text:span text:style-name="Source_20_Text"><text:span text:style-name="T1">yum</text:span></text:span>?</text:p>
      <text:p text:style-name="P6"><text:span text:style-name="Strong_20_Emphasis"><text:span text:style-name="T1">Respuesta 7:</text:span></text:span> El comando para buscar paquetes disponibles en los repositorios usando <text:span text:style-name="Source_20_Text"><text:span text:style-name="T1">yum</text:span></text:span> es <text:span text:style-name="Source_20_Text"><text:span text:style-name="T1">yum search nombre_paquete</text:span></text:span>.</text:p>
      <text:p text:style-name="Horizontal_20_Line"/>
      <text:p text:style-name="P6"><text:soft-page-break/><text:span text:style-name="Strong_20_Emphasis"><text:span text:style-name="T1">Pregunta 8:</text:span></text:span> ¿Cómo se puede actualizar la lista de paquetes disponibles en los repositorios usando <text:span text:style-name="Source_20_Text"><text:span text:style-name="T1">yum</text:span></text:span>?</text:p>
      <text:p text:style-name="P6"><text:span text:style-name="Strong_20_Emphasis"><text:span text:style-name="T1">Respuesta 8:</text:span></text:span> Se puede actualizar la lista de paquetes disponibles en los repositorios usando el comando <text:span text:style-name="Source_20_Text"><text:span text:style-name="T1">yum makecache</text:span></text:span>.</text:p>
      <text:p text:style-name="Horizontal_20_Line"/>
      <text:p text:style-name="P6"><text:span text:style-name="Strong_20_Emphasis"><text:span text:style-name="T1">Pregunta 9:</text:span></text:span> ¿Cuál es el comando para instalar un paquete usando <text:span text:style-name="Source_20_Text"><text:span text:style-name="T1">yum</text:span></text:span>?</text:p>
      <text:p text:style-name="P6"><text:span text:style-name="Strong_20_Emphasis"><text:span text:style-name="T1">Respuesta 9:</text:span></text:span> El comando para instalar un paquete usando <text:span text:style-name="Source_20_Text"><text:span text:style-name="T1">yum</text:span></text:span> es <text:span text:style-name="Source_20_Text"><text:span text:style-name="T1">yum install nombre_paquete</text:span></text:span>.</text:p>
      <text:p text:style-name="Horizontal_20_Line"/>
      <text:p text:style-name="P6"><text:span text:style-name="Strong_20_Emphasis"><text:span text:style-name="T1">Pregunta 10:</text:span></text:span> ¿Cuál es el comando para eliminar un paquete usando <text:span text:style-name="Source_20_Text"><text:span text:style-name="T1">yum</text:span></text:span>?</text:p>
      <text:p text:style-name="P6"><text:span text:style-name="Strong_20_Emphasis"><text:span text:style-name="T1">Respuesta 10:</text:span></text:span> El comando para eliminar un paquete usando <text:span text:style-name="Source_20_Text"><text:span text:style-name="T1">yum</text:span></text:span> es <text:span text:style-name="Source_20_Text"><text:span text:style-name="T1">yum remove nombre_paquete</text:span></text:span>.</text:p>
      <text:p text:style-name="Horizontal_20_Line"/>
      <text:p text:style-name="P6"><text:span text:style-name="Strong_20_Emphasis"><text:span text:style-name="T1">Pregunta 11:</text:span></text:span> ¿Cuál es el comando para actualizar todos los paquetes instalados en un sistema usando <text:span text:style-name="Source_20_Text"><text:span text:style-name="T1">yum</text:span></text:span>?</text:p>
      <text:p text:style-name="P6"><text:span text:style-name="Strong_20_Emphasis"><text:span text:style-name="T1">Respuesta 11:</text:span></text:span> El comando para actualizar todos los paquetes instalados en un sistema usando <text:span text:style-name="Source_20_Text"><text:span text:style-name="T1">yum</text:span></text:span> es <text:span text:style-name="Source_20_Text"><text:span text:style-name="T1">yum update</text:span></text:span>.</text:p>
      <text:p text:style-name="Horizontal_20_Line"/>
      <text:p text:style-name="P6"><text:span text:style-name="Strong_20_Emphasis"><text:span text:style-name="T1">Pregunta 12:</text:span></text:span> ¿Qué es un repositorio de paquetes en sistemas Linux basados en RPM y por qué son importantes?</text:p>
      <text:p text:style-name="P6"><text:span text:style-name="Strong_20_Emphasis"><text:span text:style-name="T1">Respuesta 12:</text:span></text:span> Un repositorio de paquetes en sistemas Linux basados en RPM es un servidor que almacena paquetes de software disponibles para su instalación y actualización. Son importantes porque permiten la distribución centralizada de software y la resolución de dependencias.</text:p>
      <text:p text:style-name="Horizontal_20_Line"/>
      <text:p text:style-name="P6"><text:span text:style-name="Strong_20_Emphasis"><text:span text:style-name="T1">Pregunta 13:</text:span></text:span> ¿Cuál es el archivo de configuración principal de <text:span text:style-name="Source_20_Text"><text:span text:style-name="T1">yum</text:span></text:span>?</text:p>
      <text:p text:style-name="P6"><text:span text:style-name="Strong_20_Emphasis"><text:span text:style-name="T1">Respuesta 13:</text:span></text:span> El archivo de configuración principal de <text:span text:style-name="Source_20_Text"><text:span text:style-name="T1">yum</text:span></text:span> es <text:span text:style-name="Source_20_Text"><text:span text:style-name="T1">/etc/yum.conf</text:span></text:span>.</text:p>
      <text:p text:style-name="Horizontal_20_Line"/>
      <text:p text:style-name="P6"><text:span text:style-name="Strong_20_Emphasis"><text:span text:style-name="T1">Pregunta 14:</text:span></text:span> ¿Qué es un "grupo de paquetes" en <text:span text:style-name="Source_20_Text"><text:span text:style-name="T1">yum</text:span></text:span>?</text:p>
      <text:p text:style-name="P6"><text:soft-page-break/><text:span text:style-name="Strong_20_Emphasis"><text:span text:style-name="T1">Respuesta 14:</text:span></text:span> Un grupo de paquetes en <text:span text:style-name="Source_20_Text"><text:span text:style-name="T1">yum</text:span></text:span> es un conjunto de paquetes relacionados que pueden ser instalados juntos. Facilita la instalación de aplicaciones y tareas específicas.</text:p>
      <text:p text:style-name="Horizontal_20_Line"/>
      <text:p text:style-name="P6"><text:span text:style-name="Strong_20_Emphasis"><text:span text:style-name="T1">Pregunta 15:</text:span></text:span> ¿Cuál es el comando para mostrar información detallada sobre un paquete usando <text:span text:style-name="Source_20_Text"><text:span text:style-name="T1">yum</text:span></text:span>?</text:p>
      <text:p text:style-name="P6"><text:span text:style-name="Strong_20_Emphasis"><text:span text:style-name="T1">Respuesta 15:</text:span></text:span> El comando para mostrar información detallada sobre un paquete usando <text:span text:style-name="Source_20_Text"><text:span text:style-name="T1">yum</text:span></text:span> es <text:span text:style-name="Source_20_Text"><text:span text:style-name="T1">yum info nombre_paquete</text:span></text:span>.</text:p>
      <text:p text:style-name="Horizontal_20_Line"/>
      <text:p text:style-name="P6"><text:span text:style-name="Strong_20_Emphasis"><text:span text:style-name="T1">Pregunta 16:</text:span></text:span> ¿Qué es el "RPM Package Manager" (RPM) en el contexto de sistemas Linux?</text:p>
      <text:p text:style-name="P6"><text:span text:style-name="Strong_20_Emphasis"><text:span text:style-name="T1">Respuesta 16:</text:span></text:span> El "RPM Package Manager" (RPM) es un formato de paquete y una herramienta de gestión de paquetes utilizada en sistemas Linux basados en RPM.</text:p>
      <text:p text:style-name="Horizontal_20_Line"/>
      <text:p text:style-name="P6"><text:span text:style-name="Strong_20_Emphasis"><text:span text:style-name="T1">Pregunta 17:</text:span></text:span> ¿Cuál es el propósito de la opción <text:span text:style-name="Source_20_Text"><text:span text:style-name="T1">--nodeps</text:span></text:span> en el comando <text:span text:style-name="Source_20_Text"><text:span text:style-name="T1">rpm</text:span></text:span>?</text:p>
      <text:p text:style-name="P6"><text:span text:style-name="Strong_20_Emphasis"><text:span text:style-name="T1">Respuesta 17:</text:span></text:span> La opción <text:span text:style-name="Source_20_Text"><text:span text:style-name="T1">--nodeps</text:span></text:span> en el comando <text:span text:style-name="Source_20_Text"><text:span text:style-name="T1">rpm</text:span></text:span> se utiliza para forzar la instalación de un paquete RPM sin comprobar las dependencias.</text:p>
      <text:p text:style-name="Horizontal_20_Line"/>
      <text:p text:style-name="P6"><text:span text:style-name="Strong_20_Emphasis"><text:span text:style-name="T1">Pregunta 18:</text:span></text:span> ¿Cuál es el propósito de la opción <text:span text:style-name="Source_20_Text"><text:span text:style-name="T1">--nogpgcheck</text:span></text:span> en el comando <text:span text:style-name="Source_20_Text"><text:span text:style-name="T1">yum</text:span></text:span>?</text:p>
      <text:p text:style-name="P6"><text:span text:style-name="Strong_20_Emphasis"><text:span text:style-name="T1">Respuesta 18:</text:span></text:span> La opción <text:span text:style-name="Source_20_Text"><text:span text:style-name="T1">--nogpgcheck</text:span></text:span> en el comando <text:span text:style-name="Source_20_Text"><text:span text:style-name="T1">yum</text:span></text:span> se utiliza para deshabilitar la verificación de firma GPG al instalar o actualizar paquetes.</text:p>
      <text:p text:style-name="Horizontal_20_Line"/>
      <text:p text:style-name="P6"><text:span text:style-name="Strong_20_Emphasis"><text:span text:style-name="T1">Pregunta 19:</text:span></text:span> ¿Qué es la "resolución de dependencias" en el contexto de la gestión de paquetes?</text:p>
      <text:p text:style-name="P6"><text:span text:style-name="Strong_20_Emphasis"><text:span text:style-name="T1">Respuesta 19:</text:span></text:span> La "resolución de dependencias" es el proceso de identificar y satisfacer las dependencias requeridas por un paquete para garantizar que se pueda instalar correctamente.</text:p>
      <text:p text:style-name="Horizontal_20_Line"/>
      <text:p text:style-name="P6"><text:span text:style-name="Strong_20_Emphasis"><text:span text:style-name="T1">Pregunta 20:</text:span></text:span> ¿Cuál es el comando para buscar archivos pertenecientes a un paquete instalado usando <text:span text:style-name="Source_20_Text"><text:span text:style-name="T1">rpm</text:span></text:span>?</text:p>
      <text:p text:style-name="P6"><text:span text:style-name="Strong_20_Emphasis"><text:span text:style-name="T1">Respuesta 20:</text:span></text:span> El comando para buscar archivos pertenecientes a un paquete instalado usando <text:span text:style-name="Source_20_Text"><text:span text:style-name="T1">rpm</text:span></text:span> es <text:span text:style-name="Source_20_Text"><text:span text:style-name="T1">rpm -ql nombre_paquete</text:span></text:span>.</text:p>
      <text:p text:style-name="P8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9d0b9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3"><draw:image xlink:href="Pictures/10000001000001360000004A30263C5DB1AE7E44.png" xlink:type="simple" xlink:show="embed" xlink:actuate="onLoad" draw:mime-type="image/png"/></draw:frame><text:span text:style-name="MT1">Instalación y gestión de paquetes</text:span>:</text:p>
        <text:p text:style-name="MP1">Gestión de paquetes RPM y YUM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1:02:40.773759662</dc:date>
    <meta:editing-duration>PT57M54S</meta:editing-duration>
    <meta:editing-cycles>14</meta:editing-cycles>
    <meta:generator>LibreOffice/7.4.1.2$Linux_X86_64 LibreOffice_project/3c58a8f3a960df8bc8fd77b461821e42c061c5f0</meta:generator>
    <meta:document-statistic meta:table-count="0" meta:image-count="2" meta:object-count="0" meta:page-count="4" meta:paragraph-count="44" meta:word-count="715" meta:character-count="4380" meta:non-whitespace-character-count="3713"/>
  </office:meta>
</office:document-meta>
</file>